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nux Biolinum Capitals" svg:font-family="'Linux Biolinum Capitals'" style:font-adornments="Bold Small Cap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Modélisation UML</text:p>
      <text:p text:style-name="P1">YoupiJeLis</text:p>
      <text:h text:style-name="Heading_20_1" text:outline-level="1">Cas d'utilisation :</text:h>
      <text:p text:style-name="Text_20_body">Effectuer une recherche.</text:p>
      <text:h text:style-name="Heading_20_1" text:outline-level="1">Acteur principal :</text:h>
      <text:p text:style-name="Text_20_body">Internaute (visiteur &amp; registed-user)</text:p>
      <text:h text:style-name="Heading_20_1" text:outline-level="1">Acteur secondaire :</text:h>
      <text:p text:style-name="Text_20_body"/>
      <text:h text:style-name="Heading_20_1" text:outline-level="1">Objectifs :</text:h>
      <text:p text:style-name="Text_20_body">L'internaute peut rechercher un livre dans le catalogue, via un champ de recherche.</text:p>
      <text:h text:style-name="Heading_20_1" text:outline-level="1">Préconditions :</text:h>
      <text:list xml:id="list19344081801" text:style-name="L1">
        <text:list-item>
          <text:p text:style-name="P2">Le catalogue doit contenir des ouvrages,</text:p>
        </text:list-item>
      </text:list>
      <text:h text:style-name="Heading_20_1" text:outline-level="1">Postconditions :</text:h>
      <text:list xml:id="list976160939" text:style-name="L5">
        <text:list-item>
          <text:p text:style-name="P6">Enregistrer les critères de recherche pour de future suggestions</text:p>
        </text:list-item>
      </text:list>
      <text:h text:style-name="Heading_20_1" text:outline-level="1">Scénario nominal :</text:h>
      <text:list xml:id="list1086924768" text:style-name="L2">
        <text:list-item>
          <text:p text:style-name="P3">L'internaute envois un titre d’œuvre, un ISBN, un auteur, un genre,</text:p>
        </text:list-item>
        <text:list-item>
          <text:p text:style-name="P3">L'application lui retourne la liste des ouvrages correspondante à sa recherche</text:p>
        </text:list-item>
      </text:list>
      <text:h text:style-name="Heading_20_1" text:outline-level="1">Alternative :</text:h>
      <text:p text:style-name="Text_20_body"><text:tab/>2.a Il n'y a pas d'ouvrage qui correspond à sa recherche,</text:p>
      <text:list xml:id="list650803701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Message d'erreur,</text:p>
                        </text:list-item>
                        <text:list-item>
                          <text:p text:style-name="P5">Retour à l'étape S. nominal 1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tab/>2.b Il y a trop d'ouvrage qui correspondent avec la recherche.</text:p>
      <text:list xml:id="list235931634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Le système renvois vers la recherche avancé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1" text:outline-level="1">Exigences supplémentaires :</text:h>
      <text:list xml:id="list1484686755" text:style-name="L3">
        <text:list-item>
          <text:p text:style-name="P4">La recherche doit aboutir en moins de 5 seconde pour 99 % des ca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nux Biolinum Capitals" svg:font-family="'Linux Biolinum Capitals'" style:font-adornments="Bold Small Cap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fo:text-align="center" style:justify-single-word="false" style:page-number="auto" fo:keep-with-next="always"/>
      <style:text-properties style:font-name="Linux Biolinum Capitals" fo:font-size="16pt" fo:font-weight="bold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start" style:justify-single-word="false" style:page-number="auto"/>
      <style:text-properties fo:color="#6b4794" style:font-name="Linux Biolinum Capitals" fo:font-size="14pt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oit </meta:initial-creator>
    <meta:creation-date>2013-09-26T09:44:51</meta:creation-date>
    <dc:date>2013-09-26T11:06:50</dc:date>
    <dc:creator>benoit </dc:creator>
    <meta:editing-duration>PT15M46S</meta:editing-duration>
    <meta:editing-cycles>6</meta:editing-cycles>
    <meta:generator>LibreOffice/3.5$Linux_X86_64 LibreOffice_project/350m1$Build-2</meta:generator>
    <meta:document-statistic meta:table-count="0" meta:image-count="0" meta:object-count="0" meta:page-count="1" meta:paragraph-count="24" meta:word-count="142" meta:character-count="865" meta:non-whitespace-character-count="753"/>
  </office:meta>
</office:document-meta>
</file>